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802d"/>
    </style:style>
    <style:style style:name="P2" style:family="paragraph" style:parent-style-name="Standard">
      <style:text-properties officeooo:rsid="0017802d" officeooo:paragraph-rsid="0017802d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e"/>
    </style:style>
    <style:style style:name="P4" style:family="paragraph" style:parent-style-name="Standard">
      <style:text-properties fo:color="#000000" style:font-name="Droid Sans Mono" fo:font-size="10.5pt" fo:font-weight="normal" officeooo:paragraph-rsid="0017802d" fo:background-color="#fffffe"/>
    </style:style>
    <style:style style:name="P5" style:family="paragraph" style:parent-style-name="Standard">
      <style:text-properties fo:color="#000000" style:font-name="Droid Sans Mono" fo:font-size="10.5pt" fo:font-weight="normal" officeooo:rsid="0017802d" officeooo:paragraph-rsid="0017802d" fo:background-color="#fffffe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Droid Sans Mono" fo:font-size="10.5pt" fo:font-weight="normal" officeooo:rsid="001aebae" officeooo:paragraph-rsid="001aebae" fo:background-color="#fffffe"/>
    </style:style>
    <style:style style:name="P7" style:family="paragraph" style:parent-style-name="Standard">
      <style:text-properties fo:color="#c9211e" fo:font-size="14pt" fo:font-weight="bold" officeooo:rsid="0017802d" officeooo:paragraph-rsid="0017802d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c9211e" fo:font-size="14pt" fo:font-weight="bold" officeooo:rsid="0017802d" officeooo:paragraph-rsid="00194eac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c9211e" fo:font-size="14pt" fo:font-weight="bold" officeooo:rsid="0017802d" officeooo:paragraph-rsid="001aeba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c9211e" fo:font-size="14pt" fo:font-weight="bold" officeooo:rsid="0017802d" officeooo:paragraph-rsid="001c94c5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c9211e" fo:font-size="14pt" fo:font-weight="bold" officeooo:rsid="0017802d" officeooo:paragraph-rsid="001d1356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c9211e" fo:font-size="14pt" fo:font-weight="bold" officeooo:rsid="0017802d" officeooo:paragraph-rsid="001e16fb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c9211e" fo:font-size="14pt" fo:font-weight="bold" officeooo:rsid="0017802d" officeooo:paragraph-rsid="001feeb9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aebae" officeooo:paragraph-rsid="001aebae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T4" style:family="text">
      <style:text-properties officeooo:rsid="00194eac"/>
    </style:style>
    <style:style style:name="T5" style:family="text">
      <style:text-properties fo:color="#0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:</text:p>
      <text:p text:style-name="Standard">This an example of function</text:p>
      <text:p text:style-name="Standard"><text:s/>function hello() {</text:p>
      <text:p text:style-name="Standard"><text:s text:c="2"/>}</text:p>
      <text:p text:style-name="Standard">All you have to do is type return "Hello simplonien" between the curly braces { }</text:p>
      <text:p text:style-name="P7">reponse</text:p>
      <text:p text:style-name="P4"><text:span text:style-name="T1">function</text:span> hello() {</text:p>
      <text:p text:style-name="P3"><text:span text:style-name="T1">return</text:span> <text:span text:style-name="T2">"{hello simplonien}"</text:span></text:p>
      <text:p text:style-name="P3">}</text:p>
      <text:p text:style-name="P3">console.log(hello())</text:p>
      <text:p text:style-name="P1"/>
      <text:p text:style-name="Standard">Exercice:</text:p>
      <text:p text:style-name="Standard">Create a function that takes two numbers as arguments and returns their sum.</text:p>
      <text:p text:style-name="Standard"><text:s text:c="32"/>function sumNumber(num1,num2) { return }</text:p>
      <text:p text:style-name="P7">reponse</text:p>
      <text:p text:style-name="P5"><text:span text:style-name="T1">function</text:span> sumNumber(num1,num2) </text:p>
      <text:p text:style-name="P3">{ </text:p>
      <text:p text:style-name="P3"><text:span text:style-name="T1">return</text:span> num1+num2</text:p>
      <text:p text:style-name="P3">}</text:p>
      <text:p text:style-name="P3">console.log(sumNumber(<text:span text:style-name="T3">15</text:span>,<text:span text:style-name="T3">30</text:span>))</text:p>
      <text:p text:style-name="P7"/>
      <text:p text:style-name="Standard"/>
      <text:p text:style-name="Standard">Exercice:</text:p>
      <text:p text:style-name="Standard">Write a function that takes the base and height of a triangle as arguments and returns its area.</text:p>
      <text:p text:style-name="Standard"/>
      <text:p text:style-name="Standard"><text:s text:c="34"/>function areaTriangle(base,height) { return }</text:p>
      <text:p text:style-name="P7">reponse</text:p>
      <text:p text:style-name="P3"><text:span text:style-name="T1">function</text:span> areaTriangle(base,height) { </text:p>
      <text:p text:style-name="P3"><text:span text:style-name="T1">return</text:span> (base*height)/<text:span text:style-name="T3">2</text:span></text:p>
      <text:p text:style-name="P3">} </text:p>
      <text:p text:style-name="P3">console.log(areaTriangle(<text:span text:style-name="T3">5</text:span>,<text:span text:style-name="T3">10</text:span>)) </text:p>
      <text:p text:style-name="Standard"/>
      <text:p text:style-name="Standard">Exercice:</text:p>
      <text:p text:style-name="Standard">Write a function that takes the height and the width of rectangle as arguments and returns its perimeter.</text:p>
      <text:p text:style-name="Standard"/>
      <text:p text:style-name="Standard"><text:s text:c="32"/>function perimeter(width,height) { return }</text:p>
      <text:p text:style-name="P8">reponse</text:p>
      <text:p text:style-name="P3"><text:span text:style-name="T1">function</text:span> perimeter(width,height) {</text:p>
      <text:p text:style-name="P3"><text:span text:style-name="T1">return</text:span> <text:span text:style-name="T3">2</text:span>*(width+height)</text:p>
      <text:p text:style-name="P3">}</text:p>
      <text:p text:style-name="P3">console.log(perimeter(<text:span text:style-name="T3">26</text:span>,<text:span text:style-name="T3">41</text:span>))</text:p>
      <text:p text:style-name="Standard"/>
      <text:p text:style-name="Standard">Exercice:</text:p>
      <text:p text:style-name="Standard">Write a function that takes a number as argument and returns it</text:p>
      <text:p text:style-name="Standard">square.</text:p>
      <text:p text:style-name="Standard"><text:s text:c="36"/>function square(num) { return }</text:p>
      <text:p text:style-name="P8">reponse</text:p>
      <text:p text:style-name="P3"><text:span text:style-name="T1">function</text:span> square(num) {</text:p>
      <text:p text:style-name="P3"><text:span text:style-name="T1">return</text:span> <text:span text:style-name="T4">(</text:span>num*num<text:span text:style-name="T4">)</text:span></text:p>
      <text:p text:style-name="P3">}</text:p>
      <text:p text:style-name="P3"><text:soft-page-break/>console.log(square(<text:span text:style-name="T3">15</text:span>))</text:p>
      <text:p text:style-name="Standard"/>
      <text:p text:style-name="Standard"/>
      <text:p text:style-name="Standard"/>
      <text:p text:style-name="Standard">Exercice:</text:p>
      <text:p text:style-name="Standard">Write a function that takes two numbers are passed as parameters. The first parameter divided by the second parameter will have the remainder</text:p>
      <text:p text:style-name="Standard">returns that value.</text:p>
      <text:p text:style-name="Standard"><text:s text:c="35"/>function remainder(num1,num2) { return }</text:p>
      <text:p text:style-name="P9">reponse</text:p>
      <text:p text:style-name="P3"><text:span text:style-name="T1">function</text:span> remainder(num1,num2) { </text:p>
      <text:p text:style-name="P3"><text:span text:style-name="T1">return</text:span> (num1%num2)</text:p>
      <text:p text:style-name="P3">} </text:p>
      <text:p text:style-name="P3">console.log(remainder(<text:span text:style-name="T3">9</text:span>,<text:span text:style-name="T3">2</text:span>))</text:p>
      <text:p text:style-name="Standard"/>
      <text:p text:style-name="Standard">Exercice:</text:p>
      <text:p text:style-name="Standard">Write a function that takes hours as argument <text:s/>and converts its into seconds.</text:p>
      <text:p text:style-name="Standard">howManySeconds(2) ➞ 7200</text:p>
      <text:p text:style-name="Standard"/>
      <text:p text:style-name="Standard"><text:s text:c="35"/>function howManySeconds(hours) { return }</text:p>
      <text:p text:style-name="P9">reponse</text:p>
      <text:p text:style-name="P3"><text:span text:style-name="T1">function</text:span> howManySeconds(hours) {</text:p>
      <text:p text:style-name="P3"><text:span text:style-name="T1">return</text:span> (hours*<text:span text:style-name="T3">3600</text:span>)</text:p>
      <text:p text:style-name="P3">}</text:p>
      <text:p text:style-name="P3">console.log(howManySeconds(<text:span text:style-name="T3">3</text:span>))</text:p>
      <text:p text:style-name="Standard"/>
      <text:p text:style-name="Standard"/>
      <text:p text:style-name="Standard"/>
      <text:p text:style-name="Standard">Exercice:</text:p>
      <text:p text:style-name="Standard">Write a function that takes two arguments (hours, minutes) and converts them into seconds.</text:p>
      <text:p text:style-name="Standard"/>
      <text:p text:style-name="Standard"><text:s text:c="35"/>function howManySeconds(hours,minutes) { return }</text:p>
      <text:p text:style-name="P9">reponse</text:p>
      <text:p text:style-name="P6"><text:span text:style-name="T1">function</text:span> howManySeconds2(hours,minutes) {</text:p>
      <text:p text:style-name="P3"><text:span text:style-name="T1">return</text:span> ((hours*<text:span text:style-name="T3">3600</text:span>)+(minutes*<text:span text:style-name="T3">60</text:span> ))}</text:p>
      <text:p text:style-name="P3">console.log(howManySeconds2(<text:span text:style-name="T3">2</text:span>,<text:span text:style-name="T3">6</text:span>))</text:p>
      <text:p text:style-name="P14"/>
      <text:p text:style-name="Standard">Exercice:</text:p>
      <text:p text:style-name="Standard">Create a function that takes a name as argument and returns <text:s/>a greeting in the form of a string → "Hello name!".</text:p>
      <text:p text:style-name="Standard">Don't forget the exclamation mark!</text:p>
      <text:p text:style-name="Standard"/>
      <text:p text:style-name="Standard">sayHello("Simplon") ➞ "Hello Simplon!"</text:p>
      <text:p text:style-name="Standard"/>
      <text:p text:style-name="Standard"><text:s text:c="32"/>function sayHello(name) { return }</text:p>
      <text:p text:style-name="P10">reponse</text:p>
      <text:p text:style-name="P3"><text:span text:style-name="T1">function</text:span> sayHello(name) {</text:p>
      <text:p text:style-name="P3"><text:span text:style-name="T1">return</text:span> (<text:span text:style-name="T2">"hello"</text:span>+<text:span text:style-name="T2">" "</text:span>+name+<text:span text:style-name="T2">"!"</text:span>)</text:p>
      <text:p text:style-name="P3">}</text:p>
      <text:p text:style-name="P3">console.log(sayHello (<text:span text:style-name="T2">"mohieddinne"</text:span>))</text:p>
      <text:p text:style-name="Standard"/>
      <text:p text:style-name="Standard"><text:soft-page-break/></text:p>
      <text:p text:style-name="Standard">Exercice:</text:p>
      <text:p text:style-name="Standard">Create a function that <text:s/>takes a string as argument and returns the length of this string.</text:p>
      <text:p text:style-name="Standard"><text:s text:c="33"/>function StrLength(string) { return }</text:p>
      <text:p text:style-name="P10">reponse</text:p>
      <text:p text:style-name="P3"><text:span text:style-name="T1">function</text:span> <text:span text:style-name="T5">StrLength</text:span>(string) { </text:p>
      <text:p text:style-name="P3"><text:span text:style-name="T1">return</text:span> (string.length)</text:p>
      <text:p text:style-name="P3">}</text:p>
      <text:p text:style-name="P3">console.log(<text:span text:style-name="T5">StrLength</text:span>(<text:span text:style-name="T2">"mohieddinne"</text:span>))</text:p>
      <text:p text:style-name="Standard"/>
      <text:p text:style-name="Standard"/>
      <text:p text:style-name="Standard">Exercice:</text:p>
      <text:p text:style-name="Standard">Create a function that takes two strings as arguments, firstName and lastName, and returns a single string in the format "last, first".</text:p>
      <text:p text:style-name="Standard"/>
      <text:p text:style-name="Standard"><text:s text:c="34"/>function LastFirst(first, last) { return }</text:p>
      <text:p text:style-name="P11">reponse</text:p>
      <text:p text:style-name="P3"><text:span text:style-name="T1">function</text:span> <text:span text:style-name="T5">LastFirst</text:span>(first, last) {</text:p>
      <text:p text:style-name="P3"><text:span text:style-name="T1">return</text:span> (last+<text:span text:style-name="T2">","</text:span>+first)</text:p>
      <text:p text:style-name="P3">}</text:p>
      <text:p text:style-name="P3">console.log(<text:span text:style-name="T5">LastFirst</text:span>(<text:span text:style-name="T2">"gdida"</text:span>,<text:span text:style-name="T2">"mohieddinne"</text:span>))</text:p>
      <text:p text:style-name="Standard"/>
      <text:p text:style-name="Standard"/>
      <text:p text:style-name="Standard">Exercice:</text:p>
      <text:p text:style-name="Standard">Create a function that takes a number as an argument, increments the number by +1 and returns the result.</text:p>
      <text:p text:style-name="Standard">increment(3)➞4</text:p>
      <text:p text:style-name="Standard"><text:s text:c="36"/>function increment(num) { return }</text:p>
      <text:p text:style-name="P11">reponse</text:p>
      <text:p text:style-name="P3"><text:span text:style-name="T1">function</text:span> increment(num) { </text:p>
      <text:p text:style-name="P3"><text:span text:style-name="T1">return</text:span> (num+<text:span text:style-name="T3">1</text:span>) }</text:p>
      <text:p text:style-name="P3">console.log(increment(<text:span text:style-name="T3">6</text:span>))</text:p>
      <text:p text:style-name="Standard"/>
      <text:p text:style-name="Standard">Exercice:</text:p>
      <text:p text:style-name="Standard">Create a function that returns the total number of parameters passed in.</text:p>
      <text:p text:style-name="Standard">numberArgs("a", "b") ➞ 2</text:p>
      <text:p text:style-name="Standard">numberArgs(10, 20, 30, 40, 50,70) ➞ 6</text:p>
      <text:p text:style-name="Standard"><text:s text:c="36"/>function numArgs(/* fill-in */) { return }</text:p>
      <text:p text:style-name="P12">reponse</text:p>
      <text:p text:style-name="P3"><text:span text:style-name="T1">function</text:span> numArgs(array ) </text:p>
      <text:p text:style-name="P3">{ </text:p>
      <text:p text:style-name="P3"><text:span text:style-name="T1">return</text:span> (array.length)</text:p>
      <text:p text:style-name="P3">}</text:p>
      <text:p text:style-name="P3">console.log(numArgs([<text:span text:style-name="T3">10</text:span>,<text:span text:style-name="T3">20</text:span>,<text:span text:style-name="T3">30</text:span>,<text:span text:style-name="T3">40</text:span>]))</text:p>
      <text:p text:style-name="Standard"/>
      <text:p text:style-name="Standard"/>
      <text:p text:style-name="Standard">Exercice:</text:p>
      <text:p text:style-name="Standard">Write two functions; </text:p>
      <text:p text:style-name="Standard">the first one takes a string as argument and returns </text:p>
      <text:p text:style-name="Standard"><text:s text:c="2"/>toInt("5") ➞ 5</text:p>
      <text:p text:style-name="Standard">the second function takes a number as argument and returns</text:p>
      <text:p text:style-name="Standard"><text:soft-page-break/><text:s/>toStr(100) ➞ "100"</text:p>
      <text:p text:style-name="Standard"><text:s text:c="30"/>function numArgs(/* fill-in */) { return }</text:p>
      <text:p text:style-name="Standard"><text:s text:c="31"/>function numArgs(/* fill-in */) { return }</text:p>
      <text:p text:style-name="P13">reponse</text:p>
      <text:p text:style-name="Standard"/>
      <text:p text:style-name="P3"><text:span text:style-name="T1">function</text:span> numArgs(string)</text:p>
      <text:p text:style-name="P3">{ <text:span text:style-name="T1">return</text:span> parseInt(string, <text:span text:style-name="T3">10</text:span>)</text:p>
      <text:p text:style-name="P3">}</text:p>
      <text:p text:style-name="P3">console.log(numArgs(<text:span text:style-name="T2">"45"</text:span>))</text:p>
      <text:p text:style-name="P3"><text:span text:style-name="T1">function</text:span> numArgs(num) { </text:p>
      <text:p text:style-name="P3"><text:span text:style-name="T1">return</text:span> (num.toString())</text:p>
      <text:p text:style-name="P3">}</text:p>
      <text:p text:style-name="P3">console.log(numArgs(<text:span text:style-name="T3">30</text:span>))</text:p>
      <text:p text:style-name="Standard"/>
      <text:p text:style-name="Standard">Exercice:</text:p>
      <text:p text:style-name="Standard">Create a function that takes a character as argument then returns its ASCII value.</text:p>
      <text:p text:style-name="Standard">("A") ➞ 65</text:p>
      <text:p text:style-name="Standard">("m") ➞ 109</text:p>
      <text:p text:style-name="Standard">("\") ➞ 92</text:p>
      <text:p text:style-name="P13">reponse</text:p>
      <text:p text:style-name="P3"><text:span text:style-name="T1">function</text:span> assci(caractere){</text:p>
      <text:p text:style-name="P3"><text:span text:style-name="T1">return</text:span> caractere.charCodeAt(<text:span text:style-name="T3">0</text:span>)</text:p>
      <text:p text:style-name="P3">}</text:p>
      <text:p text:style-name="P3">console.log(assci(<text:span text:style-name="T2">"a"</text:span>))</text:p>
      <text:p text:style-name="Standard"/>
      <text:p text:style-name="Standard">Exercice:</text:p>
      <text:p text:style-name="Standard">Create a function that takes a number as an argument and returns the amount of digits it has.</text:p>
      <text:p text:style-name="Standard">(123) ➞ 3</text:p>
      <text:p text:style-name="Standard">(7154) ➞ 4</text:p>
      <text:p text:style-name="Standard">(0) ➞ 1</text:p>
      <text:p text:style-name="P13">reponse</text:p>
      <text:p text:style-name="P3"><text:span text:style-name="T1">function</text:span> numArgs(num ) </text:p>
      <text:p text:style-name="P3">{ </text:p>
      <text:p text:style-name="P3"><text:span text:style-name="T1">return</text:span> (num.length)</text:p>
      <text:p text:style-name="P3">}</text:p>
      <text:p text:style-name="P3">console.log(numArgs([<text:span text:style-name="T3">1</text:span>,<text:span text:style-name="T3">2</text:span>,<text:span text:style-name="T3">3</text:span>]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9:54:07.870790499</meta:creation-date>
    <dc:date>2020-03-24T11:52:25.776155832</dc:date>
    <meta:editing-duration>PT6M55S</meta:editing-duration>
    <meta:editing-cycles>1</meta:editing-cycles>
    <meta:document-statistic meta:table-count="0" meta:image-count="0" meta:object-count="0" meta:page-count="4" meta:paragraph-count="152" meta:word-count="568" meta:character-count="4573" meta:non-whitespace-character-count="3661"/>
    <meta:generator>LibreOffice/6.3.5.2$Linux_X86_64 LibreOffice_project/30$Build-2</meta:generator>
  </office:meta>
</office:document-meta>
</file>